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style:font-family-generic="roman"/>
    <style:font-face style:name="Lucida Sans1" svg:font-family="'Lucida Sans'" style:font-family-generic="swiss"/>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04a745"/>
    </style:style>
    <style:style style:name="P3" style:family="paragraph" style:parent-style-name="Standard">
      <style:text-properties officeooo:paragraph-rsid="00057bd0"/>
    </style:style>
    <style:style style:name="P4" style:family="paragraph" style:parent-style-name="Standard">
      <style:text-properties officeooo:paragraph-rsid="00065f9a"/>
    </style:style>
    <style:style style:name="P5" style:family="paragraph" style:parent-style-name="Standard">
      <style:text-properties officeooo:rsid="0004a745"/>
    </style:style>
    <style:style style:name="P6" style:family="paragraph" style:parent-style-name="Standard">
      <style:text-properties officeooo:rsid="0004a745" officeooo:paragraph-rsid="0004a745"/>
    </style:style>
    <style:style style:name="P7" style:family="paragraph" style:parent-style-name="Standard">
      <style:text-properties officeooo:rsid="0004a745" officeooo:paragraph-rsid="001613a9"/>
    </style:style>
    <style:style style:name="P8" style:family="paragraph" style:parent-style-name="Standard">
      <style:text-properties officeooo:rsid="0004a745" officeooo:paragraph-rsid="001f6be7"/>
    </style:style>
    <style:style style:name="P9" style:family="paragraph" style:parent-style-name="Standard">
      <style:text-properties officeooo:rsid="00057bd0" officeooo:paragraph-rsid="001613a9"/>
    </style:style>
    <style:style style:name="P10" style:family="paragraph" style:parent-style-name="Standard">
      <style:text-properties officeooo:rsid="00057bd0" officeooo:paragraph-rsid="0023a3a1"/>
    </style:style>
    <style:style style:name="P11" style:family="paragraph" style:parent-style-name="Standard">
      <style:text-properties officeooo:rsid="00057bd0" officeooo:paragraph-rsid="00288a66"/>
    </style:style>
    <style:style style:name="P12" style:family="paragraph" style:parent-style-name="Standard">
      <style:text-properties officeooo:rsid="00065f9a" officeooo:paragraph-rsid="00065f9a"/>
    </style:style>
    <style:style style:name="P13" style:family="paragraph" style:parent-style-name="Standard">
      <style:text-properties officeooo:rsid="00065f9a" officeooo:paragraph-rsid="001af4a6"/>
    </style:style>
    <style:style style:name="P14" style:family="paragraph" style:parent-style-name="Standard">
      <style:text-properties officeooo:rsid="00065f9a" officeooo:paragraph-rsid="002b8f9c"/>
    </style:style>
    <style:style style:name="P15" style:family="paragraph" style:parent-style-name="Standard">
      <style:text-properties officeooo:rsid="00065f9a" officeooo:paragraph-rsid="002f1b0e"/>
    </style:style>
    <style:style style:name="P16" style:family="paragraph" style:parent-style-name="Standard">
      <style:paragraph-properties fo:text-align="center" style:justify-single-word="false"/>
      <style:text-properties fo:font-size="26pt" fo:font-weight="bold" officeooo:rsid="0004a745" style:font-size-asian="26pt" style:font-weight-asian="bold" style:font-size-complex="26pt" style:font-weight-complex="bold"/>
    </style:style>
    <style:style style:name="P17" style:family="paragraph" style:parent-style-name="Standard">
      <style:text-properties officeooo:paragraph-rsid="0023a3a1"/>
    </style:style>
    <style:style style:name="P18" style:family="paragraph" style:parent-style-name="Standard">
      <style:text-properties officeooo:rsid="00400de0" officeooo:paragraph-rsid="00400de0"/>
    </style:style>
    <style:style style:name="P19" style:family="paragraph" style:parent-style-name="Standard">
      <style:text-properties fo:font-weight="bold" officeooo:rsid="00400de0" officeooo:paragraph-rsid="0041682f" style:font-weight-asian="bold" style:font-weight-complex="bold"/>
    </style:style>
    <style:style style:name="P20" style:family="paragraph" style:parent-style-name="Standard">
      <style:text-properties fo:font-weight="bold" officeooo:rsid="0041c965" officeooo:paragraph-rsid="0041c965" style:font-weight-asian="bold" style:font-weight-complex="bold"/>
    </style:style>
    <style:style style:name="P21" style:family="paragraph" style:parent-style-name="Standard">
      <style:text-properties fo:font-weight="bold" officeooo:rsid="0042d595" officeooo:paragraph-rsid="0042d595" style:font-weight-asian="bold" style:font-weight-complex="bold"/>
    </style:style>
    <style:style style:name="P22" style:family="paragraph" style:parent-style-name="Standard">
      <style:text-properties officeooo:rsid="0023a3a1" officeooo:paragraph-rsid="0023a3a1"/>
    </style:style>
    <style:style style:name="P23" style:family="paragraph" style:parent-style-name="Standard">
      <style:text-properties officeooo:paragraph-rsid="0041682f"/>
    </style:style>
    <style:style style:name="P24" style:family="paragraph" style:parent-style-name="Standard">
      <style:text-properties officeooo:rsid="000668c0" officeooo:paragraph-rsid="0041c965"/>
    </style:style>
    <style:style style:name="P25" style:family="paragraph" style:parent-style-name="Standard">
      <style:text-properties officeooo:rsid="0041c965" officeooo:paragraph-rsid="0041c965"/>
    </style:style>
    <style:style style:name="P26" style:family="paragraph" style:parent-style-name="Standard">
      <style:text-properties style:font-name="timesnewroman" officeooo:rsid="003d18ef" officeooo:paragraph-rsid="0043167a"/>
    </style:style>
    <style:style style:name="P27" style:family="paragraph" style:parent-style-name="Text_20_body">
      <style:text-properties officeooo:rsid="0013580e" officeooo:paragraph-rsid="0013580e"/>
    </style:style>
    <style:style style:name="P28" style:family="paragraph" style:parent-style-name="Text_20_body">
      <style:text-properties officeooo:paragraph-rsid="00348adf"/>
    </style:style>
    <style:style style:name="P29" style:family="paragraph" style:parent-style-name="Text_20_body">
      <style:text-properties officeooo:rsid="003a7164" officeooo:paragraph-rsid="003a7164"/>
    </style:style>
    <style:style style:name="P30" style:family="paragraph" style:parent-style-name="Text_20_body">
      <style:text-properties officeooo:rsid="00302347" officeooo:paragraph-rsid="0032eaa1"/>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list-style-name="L1">
      <style:text-properties officeooo:rsid="003bb7d5" officeooo:paragraph-rsid="003bb7d5"/>
    </style:style>
    <style:style style:name="P34" style:family="paragraph" style:parent-style-name="Standard">
      <style:text-properties officeooo:rsid="00057bd0" officeooo:paragraph-rsid="0046ad9c"/>
    </style:style>
    <style:style style:name="P35" style:family="paragraph" style:parent-style-name="Standard">
      <style:text-properties fo:font-weight="bold" officeooo:rsid="0046ad9c" officeooo:paragraph-rsid="0046ad9c" style:font-weight-asian="bold" style:font-weight-complex="bold"/>
    </style:style>
    <style:style style:name="P36" style:family="paragraph" style:parent-style-name="Standard">
      <style:text-properties officeooo:rsid="0046ad9c" officeooo:paragraph-rsid="0046ad9c"/>
    </style:style>
    <style:style style:name="P37" style:family="paragraph" style:parent-style-name="Heading_20_2">
      <style:text-properties officeooo:paragraph-rsid="0013580e"/>
    </style:style>
    <style:style style:name="P38" style:family="paragraph" style:parent-style-name="Heading_20_2">
      <style:text-properties fo:font-style="italic" officeooo:paragraph-rsid="001e7308" style:font-style-asian="italic" style:font-style-complex="italic"/>
    </style:style>
    <style:style style:name="P39" style:family="paragraph" style:parent-style-name="Heading_20_2">
      <style:text-properties officeooo:rsid="001f6be7"/>
    </style:style>
    <style:style style:name="P40" style:family="paragraph" style:parent-style-name="Heading_20_2">
      <style:text-properties officeooo:rsid="0022c2d8"/>
    </style:style>
    <style:style style:name="P41" style:family="paragraph" style:parent-style-name="Heading_20_2">
      <style:text-properties style:font-name="Arial" fo:font-size="14pt" fo:font-style="italic" fo:font-weight="bold" officeooo:rsid="0023a3a1" style:font-name-asian="SimSun" style:font-size-asian="14pt" style:font-style-asian="italic" style:font-weight-asian="bold" style:font-name-complex="Lucida Sans" style:font-size-complex="14pt" style:font-style-complex="italic" style:font-weight-complex="bold"/>
    </style:style>
    <style:style style:name="P42" style:family="paragraph" style:parent-style-name="Heading_20_2">
      <style:text-properties style:font-name="Arial" fo:font-size="14pt" fo:font-style="italic" fo:font-weight="bold" officeooo:rsid="002670c3" style:font-name-asian="SimSun" style:font-size-asian="14pt" style:font-style-asian="italic" style:font-weight-asian="bold" style:font-name-complex="Lucida Sans" style:font-size-complex="14pt" style:font-style-complex="italic" style:font-weight-complex="bold"/>
    </style:style>
    <style:style style:name="P43" style:family="paragraph" style:parent-style-name="Heading_20_2">
      <style:text-properties style:font-name="Arial" fo:font-size="14pt" fo:font-style="italic" fo:font-weight="bold" officeooo:rsid="0043167a" officeooo:paragraph-rsid="0043167a" style:font-name-asian="SimSun" style:font-size-asian="14pt" style:font-style-asian="italic" style:font-weight-asian="bold" style:font-name-complex="Lucida Sans" style:font-size-complex="14pt" style:font-style-complex="italic" style:font-weight-complex="bold"/>
    </style:style>
    <style:style style:name="P44" style:family="paragraph" style:parent-style-name="Heading_20_2">
      <style:text-properties style:font-name="Arial" fo:font-size="14pt" fo:font-style="italic" fo:font-weight="bold" officeooo:rsid="002a53e6" style:font-name-asian="SimSun" style:font-size-asian="14pt" style:font-style-asian="italic" style:font-weight-asian="bold" style:font-name-complex="Lucida Sans" style:font-size-complex="14pt" style:font-style-complex="italic" style:font-weight-complex="bold"/>
    </style:style>
    <style:style style:name="P45" style:family="paragraph" style:parent-style-name="Heading_20_2">
      <style:text-properties officeooo:rsid="0023a3a1"/>
    </style:style>
    <style:style style:name="P46" style:family="paragraph" style:parent-style-name="Heading_20_2">
      <style:text-properties officeooo:rsid="002670c3"/>
    </style:style>
    <style:style style:name="P47" style:family="paragraph" style:parent-style-name="Heading_20_2">
      <style:text-properties officeooo:rsid="002a53e6"/>
    </style:style>
    <style:style style:name="P48" style:family="paragraph" style:parent-style-name="Heading_20_1">
      <style:text-properties officeooo:rsid="00302347" officeooo:paragraph-rsid="00302347"/>
    </style:style>
    <style:style style:name="P49" style:family="paragraph" style:parent-style-name="Heading_20_1">
      <style:text-properties officeooo:rsid="00348adf"/>
    </style:style>
    <style:style style:name="P50" style:family="paragraph" style:parent-style-name="Heading_20_1">
      <style:text-properties officeooo:paragraph-rsid="00147e49"/>
    </style:style>
    <style:style style:name="P51" style:family="paragraph" style:parent-style-name="Heading_20_1">
      <style:text-properties officeooo:rsid="001e7308"/>
    </style:style>
    <style:style style:name="P52" style:family="paragraph" style:parent-style-name="Heading_20_1">
      <style:text-properties officeooo:rsid="0016b155"/>
    </style:style>
    <style:style style:name="T1" style:family="text">
      <style:text-properties officeooo:rsid="0004a745"/>
    </style:style>
    <style:style style:name="T2" style:family="text">
      <style:text-properties officeooo:rsid="00057bd0"/>
    </style:style>
    <style:style style:name="T3" style:family="text">
      <style:text-properties officeooo:rsid="00065f9a"/>
    </style:style>
    <style:style style:name="T4" style:family="text">
      <style:text-properties officeooo:rsid="0006fc12"/>
    </style:style>
    <style:style style:name="T5" style:family="text">
      <style:text-properties officeooo:rsid="00075964"/>
    </style:style>
    <style:style style:name="T6" style:family="text">
      <style:text-properties fo:font-style="italic" style:font-style-asian="italic" style:font-style-complex="italic"/>
    </style:style>
    <style:style style:name="T7" style:family="text">
      <style:text-properties fo:font-style="italic" officeooo:rsid="0004a745" style:font-style-asian="italic" style:font-style-complex="italic"/>
    </style:style>
    <style:style style:name="T8" style:family="text">
      <style:text-properties fo:font-style="italic" officeooo:rsid="00075964" style:font-style-asian="italic" style:font-style-complex="italic"/>
    </style:style>
    <style:style style:name="T9" style:family="text">
      <style:text-properties fo:font-style="italic" officeooo:rsid="00057bd0" style:font-style-asian="italic" style:font-style-complex="italic"/>
    </style:style>
    <style:style style:name="T10" style:family="text">
      <style:text-properties fo:font-style="italic" officeooo:rsid="00065f9a" style:font-style-asian="italic" style:font-style-complex="italic"/>
    </style:style>
    <style:style style:name="T11" style:family="text">
      <style:text-properties fo:font-style="italic" officeooo:rsid="0009559e" style:font-style-asian="italic" style:font-style-complex="italic"/>
    </style:style>
    <style:style style:name="T12" style:family="text">
      <style:text-properties fo:font-style="italic" officeooo:rsid="000b34b3" style:font-style-asian="italic" style:font-style-complex="italic"/>
    </style:style>
    <style:style style:name="T13" style:family="text">
      <style:text-properties fo:font-style="italic" officeooo:rsid="001e7308" style:font-style-asian="italic" style:font-style-complex="italic"/>
    </style:style>
    <style:style style:name="T14" style:family="text">
      <style:text-properties fo:font-style="italic" officeooo:rsid="002132f2" style:font-style-asian="italic" style:font-style-complex="italic"/>
    </style:style>
    <style:style style:name="T15" style:family="text">
      <style:text-properties fo:font-style="italic" officeooo:rsid="0022c2d8" style:font-style-asian="italic" style:font-style-complex="italic"/>
    </style:style>
    <style:style style:name="T16" style:family="text">
      <style:text-properties fo:font-style="italic" officeooo:rsid="002670c3" style:font-style-asian="italic" style:font-style-complex="italic"/>
    </style:style>
    <style:style style:name="T17" style:family="text">
      <style:text-properties officeooo:rsid="0009559e"/>
    </style:style>
    <style:style style:name="T18" style:family="text">
      <style:text-properties officeooo:rsid="000b34b3"/>
    </style:style>
    <style:style style:name="T19" style:family="text">
      <style:text-properties fo:font-style="normal" style:font-style-asian="normal" style:font-style-complex="normal"/>
    </style:style>
    <style:style style:name="T20" style:family="text">
      <style:text-properties fo:font-style="normal" officeooo:rsid="000b34b3" style:font-style-asian="normal" style:font-style-complex="normal"/>
    </style:style>
    <style:style style:name="T21" style:family="text">
      <style:text-properties fo:font-style="normal" officeooo:rsid="001967ea" style:font-style-asian="normal" style:font-style-complex="normal"/>
    </style:style>
    <style:style style:name="T22" style:family="text">
      <style:text-properties fo:font-style="normal" officeooo:rsid="001e7308" style:font-style-asian="normal" style:font-style-complex="normal"/>
    </style:style>
    <style:style style:name="T23" style:family="text">
      <style:text-properties fo:font-style="normal" officeooo:rsid="001f6be7" style:font-style-asian="normal" style:font-style-complex="normal"/>
    </style:style>
    <style:style style:name="T24" style:family="text">
      <style:text-properties fo:font-style="normal" officeooo:rsid="002132f2" style:font-style-asian="normal" style:font-style-complex="normal"/>
    </style:style>
    <style:style style:name="T25" style:family="text">
      <style:text-properties fo:font-style="normal" officeooo:rsid="0022c2d8" style:font-style-asian="normal" style:font-style-complex="normal"/>
    </style:style>
    <style:style style:name="T26" style:family="text">
      <style:text-properties fo:font-style="normal" officeooo:rsid="0006fc12" style:font-style-asian="normal" style:font-style-complex="normal"/>
    </style:style>
    <style:style style:name="T27" style:family="text">
      <style:text-properties fo:font-style="normal" officeooo:rsid="0023a3a1" style:font-style-asian="normal" style:font-style-complex="normal"/>
    </style:style>
    <style:style style:name="T28" style:family="text">
      <style:text-properties fo:font-style="normal" officeooo:rsid="002f05a8" style:font-style-asian="normal" style:font-style-complex="normal"/>
    </style:style>
    <style:style style:name="T29" style:family="text">
      <style:text-properties fo:font-style="normal" fo:font-weight="bold" officeooo:rsid="00400de0" style:font-style-asian="normal" style:font-weight-asian="bold" style:font-style-complex="normal" style:font-weight-complex="bold"/>
    </style:style>
    <style:style style:name="T30" style:family="text">
      <style:text-properties fo:font-style="normal" fo:font-weight="bold" officeooo:rsid="001f6be7" style:font-style-asian="normal" style:font-weight-asian="bold" style:font-style-complex="normal" style:font-weight-complex="bold"/>
    </style:style>
    <style:style style:name="T31" style:family="text">
      <style:text-properties style:font-name="LCDDot TR" fo:font-size="16pt" fo:font-style="normal" style:font-size-asian="16pt" style:font-style-asian="normal" style:font-size-complex="16pt" style:font-style-complex="normal"/>
    </style:style>
    <style:style style:name="T32" style:family="text">
      <style:text-properties style:font-name="LCDDot TR" fo:font-size="16pt" fo:font-style="normal" officeooo:rsid="00065f9a" style:font-size-asian="16pt" style:font-style-asian="normal" style:font-size-complex="16pt" style:font-style-complex="normal"/>
    </style:style>
    <style:style style:name="T33" style:family="text">
      <style:text-properties style:font-name="LCDDot TR" fo:font-size="16pt" fo:font-style="normal" fo:font-weight="normal" style:font-size-asian="16pt" style:font-style-asian="normal" style:font-weight-asian="normal" style:font-size-complex="16pt" style:font-style-complex="normal" style:font-weight-complex="normal"/>
    </style:style>
    <style:style style:name="T34" style:family="text">
      <style:text-properties style:font-name="LCDDot TR" fo:font-size="16pt" fo:font-style="normal" fo:font-weight="normal" officeooo:rsid="00065f9a" style:font-size-asian="16pt" style:font-style-asian="normal" style:font-weight-asian="normal" style:font-size-complex="16pt" style:font-style-complex="normal" style:font-weight-complex="normal"/>
    </style:style>
    <style:style style:name="T35" style:family="text">
      <style:text-properties style:font-name="LCDDot TR" fo:font-size="16pt" fo:font-style="normal" fo:font-weight="normal" officeooo:rsid="0042d595" style:font-size-asian="16pt" style:font-style-asian="normal" style:font-weight-asian="normal" style:font-size-complex="16pt" style:font-style-complex="normal" style:font-weight-complex="normal"/>
    </style:style>
    <style:style style:name="T36" style:family="text">
      <style:text-properties officeooo:rsid="0018dd14"/>
    </style:style>
    <style:style style:name="T37" style:family="text">
      <style:text-properties fo:color="#008000" fo:font-style="italic" officeooo:rsid="0018dd14" fo:background-color="#ffffff" loext:char-shading-value="0" style:font-style-asian="italic" style:font-style-complex="italic"/>
    </style:style>
    <style:style style:name="T38" style:family="text">
      <style:text-properties fo:color="#008000" fo:font-style="italic" officeooo:rsid="001af4a6" fo:background-color="#ffffff" loext:char-shading-value="0" style:font-style-asian="italic" style:font-style-complex="italic"/>
    </style:style>
    <style:style style:name="T39" style:family="text">
      <style:text-properties officeooo:rsid="001af4a6"/>
    </style:style>
    <style:style style:name="T40" style:family="text">
      <style:text-properties fo:color="#000000" fo:font-style="normal" officeooo:rsid="001af4a6" fo:background-color="#ffffff" loext:char-shading-value="0" style:font-style-asian="normal" style:font-style-complex="normal"/>
    </style:style>
    <style:style style:name="T41" style:family="text">
      <style:text-properties fo:color="#ff0000" fo:font-style="italic" officeooo:rsid="001af4a6" fo:background-color="#ffffff" loext:char-shading-value="0" style:font-style-asian="italic" style:font-style-complex="italic"/>
    </style:style>
    <style:style style:name="T42" style:family="text">
      <style:text-properties officeooo:rsid="001c42df"/>
    </style:style>
    <style:style style:name="T43" style:family="text">
      <style:text-properties officeooo:rsid="001e7308"/>
    </style:style>
    <style:style style:name="T44" style:family="text">
      <style:text-properties officeooo:rsid="001f6be7"/>
    </style:style>
    <style:style style:name="T45" style:family="text">
      <style:text-properties style:font-name="Times New Roman" fo:font-size="12pt" fo:font-style="normal" officeooo:rsid="00065f9a" style:font-size-asian="12pt" style:font-style-asian="normal" style:font-size-complex="12pt" style:font-style-complex="normal"/>
    </style:style>
    <style:style style:name="T46" style:family="text">
      <style:text-properties style:font-name="Times New Roman" fo:font-size="12pt" fo:font-style="normal" officeooo:rsid="00075964" style:font-size-asian="12pt" style:font-style-asian="normal" style:font-size-complex="12pt" style:font-style-complex="normal"/>
    </style:style>
    <style:style style:name="T47" style:family="text">
      <style:text-properties style:font-name="Times New Roman" fo:font-size="12pt" fo:font-style="normal" officeooo:rsid="002f1b0e" style:font-size-asian="12pt" style:font-style-asian="normal" style:font-size-complex="12pt" style:font-style-complex="normal"/>
    </style:style>
    <style:style style:name="T48" style:family="text">
      <style:text-properties style:font-name="Times New Roman" fo:font-size="12pt" officeooo:rsid="00075964" style:font-size-asian="12pt" style:font-size-complex="12pt"/>
    </style:style>
    <style:style style:name="T49" style:family="text">
      <style:text-properties officeooo:rsid="00348adf"/>
    </style:style>
    <style:style style:name="T50" style:family="text">
      <style:text-properties officeooo:rsid="003600d2"/>
    </style:style>
    <style:style style:name="T51" style:family="text">
      <style:text-properties fo:font-weight="bold" officeooo:rsid="003600d2" style:font-weight-asian="bold" style:font-weight-complex="bold"/>
    </style:style>
    <style:style style:name="T52" style:family="text">
      <style:text-properties officeooo:rsid="003d18ef"/>
    </style:style>
    <style:style style:name="T53" style:family="text">
      <style:text-properties officeooo:rsid="003d8a35"/>
    </style:style>
    <style:style style:name="T54" style:family="text">
      <style:text-properties officeooo:rsid="00408201"/>
    </style:style>
    <style:style style:name="T55" style:family="text">
      <style:text-properties officeooo:rsid="004160ac"/>
    </style:style>
    <style:style style:name="T56" style:family="text">
      <style:text-properties fo:font-weight="normal" style:font-weight-asian="normal" style:font-weight-complex="normal"/>
    </style:style>
    <style:style style:name="T57" style:family="text">
      <style:text-properties fo:font-weight="normal" officeooo:rsid="00065f9a" style:font-weight-asian="normal" style:font-weight-complex="normal"/>
    </style:style>
    <style:style style:name="T58" style:family="text">
      <style:text-properties fo:font-weight="normal" officeooo:rsid="0004a745" style:font-weight-asian="normal" style:font-weight-complex="normal"/>
    </style:style>
    <style:style style:name="T59" style:family="text">
      <style:text-properties officeooo:rsid="0043167a"/>
    </style:style>
    <style:style style:name="T60" style:family="text">
      <style:text-properties style:font-name-asian="SimSun" style:font-name-complex="Lucida Sans"/>
    </style:style>
    <style:style style:name="T61" style:family="text">
      <style:text-properties officeooo:rsid="0043167a" style:font-name-asian="SimSun" style:font-name-complex="Lucida Sans"/>
    </style:style>
    <style:style style:name="T62" style:family="text">
      <style:text-properties officeooo:rsid="00442f34" style:font-name-asian="SimSun" style:font-name-complex="Lucida Sans"/>
    </style:style>
    <style:style style:name="T63" style:family="text">
      <style:text-properties officeooo:rsid="0046ad9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leitung FototimerNG</text:p>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565_318208678" text:style-name="Index_20_Link" text:visited-style-name="Index_20_Link">Einleitung<text:tab/>1</text:a></text:p>
          <text:p text:style-name="P32"><text:a xlink:type="simple" xlink:href="#__RefHeading__579_318208678" text:style-name="Index_20_Link" text:visited-style-name="Index_20_Link">Allgemeines<text:tab/>1</text:a></text:p>
          <text:p text:style-name="P32"><text:a xlink:type="simple" xlink:href="#__RefHeading__397_1234423832" text:style-name="Index_20_Link" text:visited-style-name="Index_20_Link">Übersicht Menüs<text:tab/>2</text:a></text:p>
          <text:p text:style-name="P31"><text:a xlink:type="simple" xlink:href="#__RefHeading__399_1234423832" text:style-name="Index_20_Link" text:visited-style-name="Index_20_Link">Parameter Hauptschirm<text:tab/>2</text:a></text:p>
          <text:p text:style-name="P31"><text:a xlink:type="simple" xlink:href="#__RefHeading__401_1234423832" text:style-name="Index_20_Link" text:visited-style-name="Index_20_Link">Parameter zweiter Bildschirm<text:tab/>2</text:a></text:p>
          <text:p text:style-name="P31"><text:a xlink:type="simple" xlink:href="#__RefHeading__403_1234423832" text:style-name="Index_20_Link" text:visited-style-name="Index_20_Link">Parameter dritter Bildschirm<text:tab/>2</text:a></text:p>
          <text:p text:style-name="P32"><text:a xlink:type="simple" xlink:href="#__RefHeading__235_1945725244" text:style-name="Index_20_Link" text:visited-style-name="Index_20_Link">Parameterdetails<text:tab/>2</text:a></text:p>
          <text:p text:style-name="P31"><text:a xlink:type="simple" xlink:href="#__RefHeading__237_1945725244" text:style-name="Index_20_Link" text:visited-style-name="Index_20_Link">Belichtungszeitrampenwert<text:tab/>2</text:a></text:p>
          <text:p text:style-name="P31"><text:a xlink:type="simple" xlink:href="#__RefHeading__264_1945725244" text:style-name="Index_20_Link" text:visited-style-name="Index_20_Link">Belichtungszeit<text:tab/>2</text:a></text:p>
          <text:p text:style-name="P31"><text:a xlink:type="simple" xlink:href="#__RefHeading__266_1945725244" text:style-name="Index_20_Link" text:visited-style-name="Index_20_Link">Intervallzeit <text:tab/>2</text:a></text:p>
          <text:p text:style-name="P31"><text:a xlink:type="simple" xlink:href="#__RefHeading__268_1945725244" text:style-name="Index_20_Link" text:visited-style-name="Index_20_Link">Bildzähler<text:tab/>2</text:a></text:p>
          <text:p text:style-name="P31"><text:a xlink:type="simple" xlink:href="#__RefHeading__270_1945725244" text:style-name="Index_20_Link" text:visited-style-name="Index_20_Link">Belichtungszähler<text:tab/>3</text:a></text:p>
          <text:p text:style-name="P31"><text:a xlink:type="simple" xlink:href="#__RefHeading__272_1945725244" text:style-name="Index_20_Link" text:visited-style-name="Index_20_Link">Zielvorhersage<text:tab/>3</text:a></text:p>
          <text:p text:style-name="P31"><text:a xlink:type="simple" xlink:href="#__RefHeading__298_1945725244" text:style-name="Index_20_Link" text:visited-style-name="Index_20_Link">Kollisionsvorhersage<text:tab/>3</text:a></text:p>
          <text:p text:style-name="P31"><text:a xlink:type="simple" xlink:href="#__RefHeading__300_1945725244" text:style-name="Index_20_Link" text:visited-style-name="Index_20_Link">Isostufenumschaltung<text:tab/>3</text:a></text:p>
          <text:p text:style-name="P31"><text:a xlink:type="simple" xlink:href="#__RefHeading__304_1945725244" text:style-name="Index_20_Link" text:visited-style-name="Index_20_Link">Bildzählerziel<text:tab/>3</text:a></text:p>
          <text:p text:style-name="P31"><text:a xlink:type="simple" xlink:href="#__RefHeading__306_1945725244" text:style-name="Index_20_Link" text:visited-style-name="Index_20_Link">Intervallrampenwert<text:tab/>3</text:a></text:p>
          <text:p text:style-name="P32"><text:a xlink:type="simple" xlink:href="#__RefHeading__405_1234423832" text:style-name="Index_20_Link" text:visited-style-name="Index_20_Link">Sonderfunktionen<text:tab/>3</text:a></text:p>
          <text:p text:style-name="P32"><text:a xlink:type="simple" xlink:href="#__RefHeading__407_1234423832" text:style-name="Index_20_Link" text:visited-style-name="Index_20_Link">Konfiguration<text:tab/>3</text:a></text:p>
        </text:index-body>
      </text:table-of-content>
      <text:h text:style-name="P48" text:outline-level="1"><text:bookmark-start text:name="__RefHeading__565_318208678"/>Einleitung<text:bookmark-end text:name="__RefHeading__565_318208678"/></text:h>
      <text:p text:style-name="P30">Der Fototimer dient dazu, Intervall-Aufnahmen, wie sie für Zeitraffer verwendet werden, zu vereinfachen. Als Besonderheit verfügt der Timer über eine Rampenfunktion, mit der die Belichtungszeit automatisch und kontinuierlich den sich ändernden Lichtverhältnissen bei Sonnenauf- und Untergang angepasst wird. Gesteuert wird die Kamera im „Bulb“-Modus über die Kabelfernbedienung, ein entsprechender Anschluss ist zwingend erforderlich. Auf diesem Weg bestimmt der Timer nicht nur den Aufnahmezeitpunkt sondern auch die Belichtungszeit. Um auch kurze Belichtungszeiten präzise steuern zu können, wird zusätzlich das Blitzsignal abgegriffen und vom Timer ausgewertet.</text:p>
      <text:h text:style-name="P49" text:outline-level="1"><text:bookmark-start text:name="__RefHeading__579_318208678"/>Allgemeines<text:bookmark-end text:name="__RefHeading__579_318208678"/></text:h>
      <text:p text:style-name="P28"><text:span text:style-name="T49">Der Timer verfügt über ein alphanumerisches Display mit 16 Zeichen a zwei Zeilen und eine Tastatur mit sechs Tasten. Optional gibt es einen Drehsteller. Die sechs Tasten haben folgende Funktionen: </text:span><text:span text:style-name="T51">OK</text:span><text:span text:style-name="T50">, </text:span><text:span text:style-name="T51">Cancel</text:span><text:span text:style-name="T50">, </text:span><text:span text:style-name="T51">links</text:span><text:span text:style-name="T50">, </text:span><text:span text:style-name="T51">rechts</text:span><text:span text:style-name="T50">, </text:span><text:span text:style-name="T51">rauf</text:span><text:span text:style-name="T50"> bzw. </text:span><text:span text:style-name="T51">plus</text:span><text:span text:style-name="T50"> und </text:span><text:span text:style-name="T51">runter</text:span><text:span text:style-name="T50"> bzw. </text:span><text:span text:style-name="T51">minus</text:span><text:span text:style-name="T50">. Die Plus / Minus Tasten haben eine Wiederholfunktion, wenn sie gedrückt gehalten werden. Mit ihnen wird der Wert des jeweils angewählten Parameter verändert. Die Rechts- / Linkstasten dienen der Navigation zwischen den Menubildschirmen und der Auswahl des Parameters. OK und Cancel haben wechselnde Funktionen. Im Hauptschirm startet OK den Timer, Cancel pausiert ihn. Als einzigstes Parameter lässt sich der Belichtungsrampenwert im Hauptschirm ändern. Sämtliche Werte können jederzeit geändert werden und haben direkten Einfluss beim nächsten Intervall.</text:span></text:p>
      <text:p text:style-name="P29">Versorgt wird der Timer von einem Akkupack, der idealerweise min. sieben Volt haben sollte. In der Konfiguration lässt sich der Schwellwert für einen leeren Akku dem Akkutyp anpassen.</text:p>
      <text:h text:style-name="P50" text:outline-level="1"><text:bookmark-start text:name="__RefHeading__397_1234423832"/><text:soft-page-break/>Ü<text:span text:style-name="T17">bersicht Menüs</text:span><text:bookmark-end text:name="__RefHeading__397_1234423832"/></text:h>
      <text:h text:style-name="P37" text:outline-level="2"><text:bookmark-start text:name="__RefHeading__399_1234423832"/>Parameter Hauptschirm<text:bookmark-end text:name="__RefHeading__399_1234423832"/></text:h>
      <text:p text:style-name="P27">(von links nach recht, oben nach unten)</text:p>
      <text:p text:style-name="P7"><text:span text:style-name="T6">exposure ramp</text:span> – Belichtungszeitrampenwert, angeben in Blend<text:span text:style-name="T4">en</text:span> pro zehn Minuten</text:p>
      <text:p text:style-name="P6"><text:span text:style-name="T6">exposure time</text:span> – aktuell<text:span text:style-name="T4">e</text:span> Belichtungszeit</text:p>
      <text:p text:style-name="P2"><text:span text:style-name="T7">interval time</text:span><text:span text:style-name="T1"> – aktuelle Intervall Zeit (Zeit zwischen den Aufnahmen bezogen auf Belichtungsstart)</text:span></text:p>
      <text:p text:style-name="P9"><text:span text:style-name="T6">picture count </text:span><text:span text:style-name="T7">–</text:span><text:span text:style-name="T8"> </text:span>Bildzähler, <text:span text:style-name="T4">zählt die Anzahl der Auslösungen</text:span></text:p>
      <text:p text:style-name="P3"><text:span text:style-name="T9">exposure time countdown / </text:span><text:span text:style-name="T10">goal forecast</text:span><text:span text:style-name="T2"> – Belichtungszeit in Sekunden heruntergezählt / Vorhersage, wann das voreingestellte Bildzählerziel erreicht ist (Angabe in Minuten)</text:span></text:p>
      <text:p text:style-name="P34"><text:span text:style-name="T6">collision forecast </text:span>– Kollisionsvorhersage, <text:span text:style-name="T63">manueller Modus: </text:span>Zeit bis Belichtungszeit die Intervallzeit erreicht <text:span text:style-name="T5">hat und eine ISO Stufen Umschaltung erforderlich wird, automatischer Modus: Zeit bis <text:s/></text:span>Belichtungszeit die Intervallzeit erreicht <text:span text:style-name="T63">hat und die höchste bzw. Niedrigste ISO-Stufe erreicht ist </text:span></text:p>
      <text:h text:style-name="Heading_20_2" text:outline-level="2"><text:bookmark-start text:name="__RefHeading__401_1234423832"/>Parameter zweiter Bildschirm<text:bookmark-end text:name="__RefHeading__401_1234423832"/></text:h>
      <text:p text:style-name="P36">Manueller Modus:</text:p>
      <text:p text:style-name="P12"><text:span text:style-name="T31">ISO</text:span> – Isostufenumschaltung</text:p>
      <text:p text:style-name="P35">automatischer Modus:</text:p>
      <text:p text:style-name="P21"><text:span text:style-name="T34">ptt</text:span> <text:span text:style-name="T57">– Pre-Trigger-Time </text:span><text:span text:style-name="T56">(nur wenn Automatik für ISO Umstellung aktiv)</text:span></text:p>
      <text:p text:style-name="P12"><text:span text:style-name="T31">Et</text:span> – exposure time</text:p>
      <text:p text:style-name="P12"><text:span text:style-name="T31">G</text:span> – Bildzählerziel</text:p>
      <text:h text:style-name="Heading_20_2" text:outline-level="2"><text:bookmark-start text:name="__RefHeading__403_1234423832"/>Parameter dritter Bildschirm<text:bookmark-end text:name="__RefHeading__403_1234423832"/></text:h>
      <text:p text:style-name="P12"><text:span text:style-name="T31">Ir </text:span>– Intervallrampenwert</text:p>
      <text:p text:style-name="P12"><text:span text:style-name="T31">It</text:span> – Intervallzeit</text:p>
      <text:p text:style-name="P13"><text:span text:style-name="T31">S-func</text:span> – Sonderfunktionen <text:span text:style-name="T36">(Untermenü mit </text:span><text:span text:style-name="T37">O.K.</text:span><text:span text:style-name="T36"> aufrufen)</text:span></text:p>
      <text:p text:style-name="P12"><text:span text:style-name="T31">Config</text:span> – Konfiguration <text:span text:style-name="T36">(Untermenü mit </text:span><text:span text:style-name="T37">O.K.</text:span><text:span text:style-name="T36"> Aufrufen)</text:span></text:p>
      <text:h text:style-name="P51" text:outline-level="1"><text:bookmark-start text:name="__RefHeading__235_1945725244"/>Parameterdetails<text:bookmark-end text:name="__RefHeading__235_1945725244"/></text:h>
      <text:h text:style-name="P38" text:outline-level="2"><text:bookmark-start text:name="__RefHeading__237_1945725244"/>Belichtungszeitrampenwert<text:bookmark-end text:name="__RefHeading__237_1945725244"/></text:h>
      <text:p text:style-name="Standard"><text:span text:style-name="T22">Der Belichtungsrampenwert,</text:span><text:span text:style-name="T13"> </text:span><text:span text:style-name="T6">exposure </text:span><text:span text:style-name="T13">ramp value</text:span>, <text:span text:style-name="T43">beschreibt die kontinuierliche Änderung der Belichtungszeit. Der Wert gibt die Zahl der </text:span>Blend<text:span text:style-name="T4">enstufen</text:span> pro zehn Minuten <text:span text:style-name="T43">an. (Eine Blendstufe bedeutet eine Verdoppelung oder Halbierung der Belichtungzeit.) Das Limit liegt bei -5 und +5. Null bedeutet keine Änderung der Belichtungszeit.</text:span></text:p>
      <text:h text:style-name="P39" text:outline-level="2"><text:bookmark-start text:name="__RefHeading__264_1945725244"/>Belichtungszeit<text:bookmark-end text:name="__RefHeading__264_1945725244"/></text:h>
      <text:p text:style-name="P18">Die minimale Belichtungszeit beträgt 50mS, <text:span text:style-name="T55">die maximale 96 Minuten und 32 Sekunden</text:span>. <text:span text:style-name="T54">Die manuelle </text:span>Einstellung variiert in 1/12 Blenden.</text:p>
      <text:h text:style-name="P39" text:outline-level="2"><text:bookmark-start text:name="__RefHeading__266_1945725244"/>Intervallzeit <text:bookmark-end text:name="__RefHeading__266_1945725244"/></text:h>
      <text:p text:style-name="P23"><text:span text:style-name="T24">Die Interva</text:span><text:span text:style-name="T28">l</text:span><text:span text:style-name="T24">lzeit,</text:span><text:span text:style-name="T14"> </text:span><text:span text:style-name="T7">interval time,</text:span><text:span text:style-name="T1"> beschreibt die Zeit zwischen zwei Aufnahmen bezogen auf den </text:span><text:soft-page-break/><text:span text:style-name="T1">Beginn der Belichtung. Sie muß daher immer länger als die Belichtungszeit sein. Die maximal einstellbare Zeit beträgt </text:span><text:span text:style-name="T58">99 Minuten.</text:span></text:p>
      <text:h text:style-name="P40" text:outline-level="2"><text:bookmark-start text:name="__RefHeading__268_1945725244"/>Bildzähler<text:bookmark-end text:name="__RefHeading__268_1945725244"/></text:h>
      <text:p text:style-name="P10"><text:span text:style-name="T27">Der</text:span><text:span text:style-name="T25"> Bildzähler</text:span><text:span text:style-name="T15">, </text:span><text:span text:style-name="T6">picture count,</text:span><text:span text:style-name="T19"> </text:span><text:span text:style-name="T27">zählt</text:span><text:span text:style-name="T25"> die</text:span><text:span text:style-name="T26"> Anzahl der Auslösungen </text:span><text:span text:style-name="T27">und gibt so einen Überblick über den Umfang des aufgenommenen Materials.</text:span></text:p>
      <text:h text:style-name="P41" text:outline-level="2"><text:bookmark-start text:name="__RefHeading__270_1945725244"/>Belichtungszähler<text:bookmark-end text:name="__RefHeading__270_1945725244"/></text:h>
      <text:p text:style-name="P17"><text:span text:style-name="T9">exposure time countdown </text:span><text:span text:style-name="T4">Belichtungszeit wird in Sekunden heruntergezählt, Anzeige wechselt sich mit der Zielvorhersage ab.</text:span></text:p>
      <text:h text:style-name="P45" text:outline-level="2"><text:bookmark-start text:name="__RefHeading__272_1945725244"/>Zielvorhersage<text:bookmark-end text:name="__RefHeading__272_1945725244"/></text:h>
      <text:p text:style-name="P22">Die Zielvorhersage gibt laufend die Zeit an, wann das voreingestellte Bildzählerziel erreicht ist (Angabe in Minuten). Die Anzeige wechselt sich mit dem Belichtungszähler ab.</text:p>
      <text:h text:style-name="P46" text:outline-level="2"><text:bookmark-start text:name="__RefHeading__298_1945725244"/>Kollisionsvorhersage<text:bookmark-end text:name="__RefHeading__298_1945725244"/></text:h>
      <text:p text:style-name="P11"><text:span text:style-name="T16">Die</text:span><text:span text:style-name="T13"> Kollisionsvorhersage, collision forecast</text:span><text:span text:style-name="T43">, beschreibt die Zeit bis Belichtungszeit die Intervallzeit erreicht hat und eine ISO Stufen Umschaltung erforderlich wird.</text:span></text:p>
      <text:h text:style-name="P42" text:outline-level="2"><text:bookmark-start text:name="__RefHeading__300_1945725244"/>Isostufenumschaltung <text:span text:style-name="T59">manuell</text:span><text:bookmark-end text:name="__RefHeading__300_1945725244"/></text:h>
      <text:p text:style-name="P11"><text:span text:style-name="T45">Die Isostufenumschaltung, kurz ISO,</text:span><text:span text:style-name="T32"> </text:span><text:span text:style-name="T3"><text:s/>dient der automatischen Anpassung der Belichtungszeit an die ISO Einstellung der Kamera. Der einzustellende Wert gibt Zahl und Richtung der Stufen vor, um die beim nächsten Zyklus die ISO Einstellung geändert wird. Beispiel „+1“ bedeutet eine ISO-Stufe höher, z.b. von ISO200 auf ISO400. Analog dazu „-1“, von z.B. ISO800 auf ISO400. Die Umstellung folgt einem fest vorgegebenen Ablauf:</text:span></text:p>
      <text:list xml:id="list311452620684900630" text:style-name="L1">
        <text:list-item>
          <text:p text:style-name="P33">Zahl der ISO-Stufen vorgeben (in der Regel 1 oder -1)</text:p>
        </text:list-item>
        <text:list-item>
          <text:p text:style-name="P33"><text:span text:style-name="T52">D</text:span>ie Frage „switch?“ mit „OK“ bestätigen oder mit „Cancel“ abbrechen, ISO wird dann wieder auf Null gesetzt</text:p>
        </text:list-item>
        <text:list-item>
          <text:p text:style-name="P33"><text:span text:style-name="T52">I</text:span>st die „switch?“-Frage mit „OK“ bestätigt worden, wartet der Timer die laufende Belichtung ab und signalisiert mit „change“ plus der Zahl der ISO Stufen, die hoch oder runter geschaltet werden soll/<text:span text:style-name="T52">sollen</text:span>, den Zeitpunkt, wann die Kamera umgestellt werden <text:span text:style-name="T52">muß</text:span>. <text:span text:style-name="T52">Die Erfolgreiche Umstellung muß vom Bediener wieder mit „OK“ bestätigt werden. Bis dahin verharrt der Timer im Pausen-Modus.</text:span></text:p>
        </text:list-item>
      </text:list>
      <text:h text:style-name="P43" text:outline-level="2">Isostufenumschaltung automatisch</text:h>
      <text:p text:style-name="P26"><text:span text:style-name="T60">Erfolgt die Isostufenumschaltung auf automatischen Wege, </text:span><text:span text:style-name="T61">wird im zweiten Parameterschirm links oben die Pre-Trigger-Time und rechts daneben die aktuelle ISO Einstellung der Kamera angezeigt. Die Pre-Trigger-Time bestimmt den Zeitpunkt der ISO-Umstellung. Erreicht bei einem postiven Rampenwert die Belichtungszeit eine Dauer, die die Intervallzeit abzüglich der Pre-Trigger-Time übersteigt, wird die automatische Isostufenumschaltung eingeleitet. Bei einem negativen Rampenwert wird analog in umgekehrter Richtung verfahren. Unterschreitet die Belichtungszeit die Hälfte der Intervallzeit abzüglich der Pre-Trigger-Time, wird die Umschaltung eingeleitet. </text:span><text:span text:style-name="T62">Hat die ISO Einstellung den in der Konfiguration hinterlegten Minimal~ oder Maximalwert erreicht, sodaß eine weitere Umschaltung nicht mehr möglich ist, wird ohne Umstellung normal weiter verfahren.</text:span></text:p>
      <text:h text:style-name="P47" text:outline-level="2"><text:bookmark-start text:name="__RefHeading__304_1945725244"/>Bildzählerziel<text:bookmark-end text:name="__RefHeading__304_1945725244"/></text:h>
      <text:p text:style-name="P15"><text:span text:style-name="T47">Das </text:span><text:span text:style-name="T48">Bi</text:span><text:span text:style-name="T5">ldzählerziel, </text:span><text:span text:style-name="T46">G</text:span><text:span text:style-name="T47">(</text:span><text:span text:style-name="T46">oal</text:span><text:span text:style-name="T47">)</text:span><text:span text:style-name="T46">,</text:span><text:span text:style-name="T5"> gibt eine Anzahl an Bildern vor, die für die Berechnung der </text:span><text:soft-page-break/><text:span text:style-name="T5">Zielvorhersage herangezogen wird. Der Wert lässt sich von 0 bis 1000 in Zehnerschritten einstellen.</text:span></text:p>
      <text:h text:style-name="P44" text:outline-level="2"><text:bookmark-start text:name="__RefHeading__306_1945725244"/>Intervallrampenwert<text:bookmark-end text:name="__RefHeading__306_1945725244"/></text:h>
      <text:p text:style-name="P14"><text:span text:style-name="T53">Der </text:span>Intervallrampenwert <text:span text:style-name="T53">funktioniert analog zum Belichtungsrampenwert. Ein Wert von 1 bedeutet eine Verdoppelung der Intervallzeit innerhalb von 10min.</text:span></text:p>
      <text:h text:style-name="P52" text:outline-level="1"><text:bookmark-start text:name="__RefHeading__405_1234423832"/>Sonderfunktionen<text:bookmark-end text:name="__RefHeading__405_1234423832"/></text:h>
      <text:p text:style-name="P13"><text:span text:style-name="T31">save settings</text:span><text:span text:style-name="T6"> </text:span>– <text:span text:style-name="T17">E</text:span>instellungen <text:span text:style-name="T17">als Standard </text:span>speichern, <text:span text:style-name="T18">wird durch </text:span><text:span text:style-name="T37">O.K.</text:span><text:span text:style-name="T12"> </text:span><text:span text:style-name="T20">ausg</text:span><text:span text:style-name="T21">eführt</text:span></text:p>
      <text:p text:style-name="P13"><text:span text:style-name="T31">load settings</text:span><text:span text:style-name="T6"> </text:span><text:span text:style-name="T11">- </text:span>gespeicherte Einstellungen laden, <text:span text:style-name="T18">wird durch </text:span><text:span text:style-name="T37">O.K.</text:span><text:span text:style-name="T12"> </text:span><text:span text:style-name="T20">ausg</text:span><text:span text:style-name="T21">eführt</text:span></text:p>
      <text:p text:style-name="P13"><text:span text:style-name="T31">installation</text:span> – Belichtungszeit, ein Bild <text:span text:style-name="T18">wird durch </text:span><text:span text:style-name="T37">O.K.</text:span><text:span text:style-name="T12"> </text:span><text:span text:style-name="T20">ausgelöst </text:span></text:p>
      <text:p text:style-name="P13"><text:span text:style-name="T31">checklist</text:span> – Checkliste zum Abarbeiten vor dem Start einer Zeitrafferaufnahme, <text:span text:style-name="T39">wird mit </text:span><text:span text:style-name="T37">O.K.</text:span><text:span text:style-name="T38"> </text:span><text:span text:style-name="T40">bestätigt und </text:span><text:span text:style-name="T41">Cancel</text:span><text:span text:style-name="T40"> bricht ab</text:span></text:p>
      <text:h text:style-name="P52" text:outline-level="1"><text:bookmark-start text:name="__RefHeading__407_1234423832"/>Konfiguration<text:bookmark-end text:name="__RefHeading__407_1234423832"/></text:h>
      <text:p text:style-name="P12"><text:span text:style-name="T31">Flashback (Y/N)</text:span> – Y(Yes/Ja) Blitzsignal wird für genauere Belichtungszeit ausgewertet, N(No/Nein) Blitzsignal wird ignoriert</text:p>
      <text:p text:style-name="P12"><text:span text:style-name="T31">expos.-offset</text:span> – konstante Zeit, um die <text:span text:style-name="T42">die </text:span>Belichtungszeit verkürzt (negativer Wert) oder verlängert wird</text:p>
      <text:p text:style-name="P12"><text:span text:style-name="T31">Display Contrast</text:span> – Wert für Displaykontrast (keine Masseinheit)</text:p>
      <text:p text:style-name="P4"><text:span text:style-name="T32">Battery Limit</text:span><text:span text:style-name="T3"> – Schwellwert der Batteriespannung, wann Batteriewarnsybol erscheinen soll / augenblickliche Batteriespannung wird angezeigt</text:span></text:p>
      <text:p text:style-name="P24"><text:span text:style-name="T32">Configuration save and exit</text:span> – Konfiguration als Standard speichern und Menü</text:p>
      <text:p text:style-name="P24"><text:s/>verlassen</text:p>
      <text:p text:style-name="P20"><text:span text:style-name="T34">ISO min</text:span><text:span text:style-name="T35">imum</text:span><text:span text:style-name="T34">:</text:span> <text:span text:style-name="T56">Minimal möglicher ISO Wert, wird bei der automatischen ISO-Umstellung ausgewertet/berücksichtigt.</text:span></text:p>
      <text:p text:style-name="P20"><text:span text:style-name="T34">ISO m</text:span><text:span text:style-name="T33">ax</text:span><text:span text:style-name="T35">imum</text:span><text:span text:style-name="T34">:</text:span><text:span text:style-name="T56"> Miximal möglicher ISO Wert, wird bei der automatischen ISO-Umstellung ausgewertet/berücksichtigt.</text:span></text:p>
      <text:p text:style-name="P20"><text:span text:style-name="T33">Camera-busy-time</text:span><text:span text:style-name="T34">:</text:span><text:span text:style-name="T56"> Mindest Zeitspanne zwischen zwei Aufnahmen, in der die Kamera keine neue Aufnahme starten kann. Nähert sich die Belichtungsdauer der Intervallzeit, wird diese Zeitspanne zwischen zwei Aufnahmen eingehalten, indem die Intervallzeit bei Bedarf temporär verlängert wird.</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newroman" svg:font-family="timesnewroman" style:font-family-generic="roman"/>
    <style:font-face style:name="Lucida Sans1" svg:font-family="'Lucida Sans'" style:font-family-generic="swiss"/>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5T20:16:56</meta:creation-date>
    <dc:date>2014-07-12T22:28:46.191967218</dc:date>
    <meta:editing-duration>PT21H3M32S</meta:editing-duration>
    <meta:editing-cycles>50</meta:editing-cycles>
    <meta:generator>LibreOffice/4.2.5.2$Linux_X86_64 LibreOffice_project/420$Build-2</meta:generator>
    <dc:creator>Jörg Thomas</dc:creator>
    <meta:document-statistic meta:table-count="0" meta:image-count="0" meta:object-count="0" meta:page-count="4" meta:paragraph-count="89" meta:word-count="1073" meta:character-count="8353" meta:non-whitespace-character-count="7343"/>
  </office:meta>
</office:document-meta>
</file>